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27.1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ominios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Domíni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ção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<text:s/>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d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administrac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ual/Distr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administr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nicip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administraca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ssion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administraca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v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administraca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administracao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ão aplicá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aptidao_operacional_atracadou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porte de cabotag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aptidao_operacional_atracadou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porte oceân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ativida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spec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ativid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du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ativida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auxili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aux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auxilia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bito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ét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bito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cio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bito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bit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ta métrica internacio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bit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ta métrica <text:s/>lar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bito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ta internacional lar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bitol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boole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boole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D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tegor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u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or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us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uta ou fen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us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aliz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us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usa_exposi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u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usa_exposic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ausa_exposica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dução de energia elét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missão de energia elét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ribuição de energia elét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tação, tratamento e distribuição de águ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lecomunica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ministração pública em g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guridade so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gulação das atividades econômic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ividades de apoio à administração públ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lações exterio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e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stiç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gurança e ordem públ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esa civ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gulação das atividades sociais e cultur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ducação infantil - crec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ducação infantil-pré-esc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nsino fundame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nsino méd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ducação superior-gradu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ducação superior-graduação e pós-gradu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ducação superior-pós-graduação e extens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ducação profissional de nível técn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ducação profissional de nível tecnológ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tras atividades de ensi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tendimento hospitalar (hospit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endimento às urgências e emergências (pronto-socorr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tenção ambulatorial (posto e centro de saúd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iços de complementação diagnóstica ou terapêut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tividades de organizações religios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utras atividades relacionadas com atenção à saúde (instituto de pesquis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iços sociais com aloja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iços sociais sem aloja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mpeza urbana e atividades relacionad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iços veterinári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is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e_ativ_ec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ific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ést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ificac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cio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ificaca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ificacao_por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stei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ificacao_por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ificacao_por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bó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ificacao_por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busti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ificacao_por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lassificacao_port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is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ondicao_terr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ondicao_terr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rig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ondicao_terre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und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ondicao_terren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h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an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godão herbá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na de açúc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um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tata ingle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ndioca, aipim ou macaxei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ij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ro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f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c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rva-m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lmei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ça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inguei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ucalip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các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garo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in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stagem cultiv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rtaliç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catin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raucá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rnaú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ç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êsse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u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eb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bac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bacaxi ou ananá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bóbo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cer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lcachof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faf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godão arbór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h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meix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mendo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mo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ve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zeit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zev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atata-do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aj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qu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ramb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ente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ev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há-da-índ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id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co-da-baí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ravo da índ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upuaç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nd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rvil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i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lo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irass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oia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ão-de-B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uaran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nh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Ki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entil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im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inh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l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m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am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an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aracuj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me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elanc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el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lhe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ão identific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bo forrag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lmi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epi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iaça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imenta do rei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lantas ornament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am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isal ou ag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or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anger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om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ritica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ung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Uruc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ergel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upun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ultivo_predominant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i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enominacao_associa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ist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enominacao_associa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rael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enominacao_associa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çulm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enominacao_associad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ão aplicá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enominacao_associad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ensid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ensid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x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ensida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estinacao_cemite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man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estinacao_cemite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icultura, pecuário e serviços relacion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icultura, exploração e serviços relacion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ca, agricultura e serviços relacion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tração de carvão min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xtração de petróleo e serviços relacion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tração de minerais metálic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bricação de produtos de minerais não metálic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bricação alimentícia e bebid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bricação de produtos do fum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bricação de produtos têxte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fecção de artigos do vestuário e acessóri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paração de couros e fabricação de artefatos de couro, artigos de viagens e calç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bricação de produtos de madeira e celulo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dição, impressão e reprodução de grava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bricação de coque, refino de petróleo, elaboração de combustíveis nucleares e produção de álc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bricação de produtos químic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bricação de artigos de borracha e material plást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talurgia bás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bricação de produtos de metal, exclusive máquinas e equipamen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bricação de máquinas e equipamen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bricação de máquinas de escritório e equipamentos de informát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bricação de máquinas, aparelhos e materiais elétric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bricação de material eletrônico, e equipamentos de comunica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bricação de equipamentos de instrumentação médico-hospitalares, instrumentos de precisão e ópticos, equipamentos para automação industrial, cronômetro e relógi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bricação e montagem de veículos automotores, reboques e carroceri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bricação de outros equipamentos de transpor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abricação de móveis e indústrias divers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ciclag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nstru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mércio e reparação de veiculos automotores e motocicletas e comércio a varejo de combustíve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mércio por atacado e representantes comerciais e agentes do comérc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mércio varejista e reparação de objetos pessoais e doméstic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ojamento e aliment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rviços prestados principalmente a empresas (organizaçõe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tividades recreativ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ivisao_ativ_ec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espec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p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especi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mb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especi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lmei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especi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m predominânc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espec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especi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ão identific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especie_trecho_energ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ribui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especie_trecho_energ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miss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especie_trecho_energ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estado_fis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íqu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estado_fis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ól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estado_fis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o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estado_fisi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estado_fisic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is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r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den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ç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cult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loração econôm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cult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sistênc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cultu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ervação ambie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cultu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name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cultur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cultur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deposi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ta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depos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al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deposi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ribui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deposi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mazena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deposit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galeria_bu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astecimento ani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galeria_buei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astecimento indust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galeria_buei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astecimento huma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galeria_buei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alização de águas pluvi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galeria_buei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alização de curso d'águ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galeria_buei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alização de efluentes doméstic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galeria_buei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nalização de efluentes industri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galeria_buei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rrig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galeria_bueir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pat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sito temporário de cargas e contêine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pat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cionamento de veículo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pat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cionamento de locomotiv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pat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cionamento de aeronav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pat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obra de carg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pat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nobra de veículos em g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pat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uten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pati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inalidade_pati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orma_extraca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céu aber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orma_extraca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terrân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orma_extraca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orma_roch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tacão - ped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orma_roch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nedo isol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orma_roch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Área rochosa - laje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forma_roch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grupo_ativ_ec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ministração do estado e da política econômica e so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grupo_ativ_ec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iços coletivos prestados pela administr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grupo_ativ_ec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guridade so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grupo_ativ_ec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ucação infantil e ensino fundame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grupo_ativ_ec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nsino méd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grupo_ativ_ec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nsino superi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grupo_ativ_ec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ducação profissional e outras atividades de ensi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grupo_ativ_ec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ividades de atenção à saú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grupo_ativ_ec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iços veterinário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grupo_ativ_ec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iço so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grupo_ativ_ec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grupo_ativ_eco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is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grupo_ativ_ec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ces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cada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cess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m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cess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vessia_pedes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cess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d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lteracao_fisiografica_antrop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lteracao_fisiografica_antropi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t_min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lteracao_fisiografica_antropic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er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lteracao_fisiografica_antropic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lteracao_fisiografica_antropic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rea_espec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ra_publ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rea_espec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dade_proteg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rea_espec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ea_pub_milit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rea_espec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rra_indige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rea_especi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dade_conservaca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rea_espec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dade_protecao_integ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rea_especi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idade_uso_sustenta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rea_politico_administrativ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tri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rea_politico_administrativ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dade_federaca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rea_politico_administrativ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nicip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rea_politico_administrati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rea_uso_especifi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ea_du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rea_uso_especifi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ea_de_propriedade_particul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area_uso_especific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a_habitacio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cid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complexo_desportivo_la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o_desportiv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complexo_desportivo_la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o_recreativ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complexo_habitac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unto_habitacio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complexo_habitac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omin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complexo_sane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o_abast_agu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deposito_g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_abast_agu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o_combusti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o_guarda_municip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o_policia_rod_fed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o_fis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sto_policia_milit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dif_abast_agu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dif_comun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dif_constr_aeroportua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dif_constr_est_med_f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if_constr_laz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dif_constr_turist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dif_desenv_so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dif_energ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f_ensi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dif_ext_min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nheiro_publ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dif_residen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dif_rodovia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f_sanea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if_indust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dif_pub_milit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dif_comerc_ser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dif_pub_civ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dif_polic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dif_metro_ferrovia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presentacao_diplomat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dif_constr_portua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dif_sau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dif_religio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b_indige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dificaca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dif_habitacio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lemento_fisiografico_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lemento_fisiografico_nat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lemento_fisiografico_natu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uta_caver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lemento_fisiografico_natu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lemento_fisiografico_natur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l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lemento_fisiografico_natu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l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lemento_fisiografico_natur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cha_em_agu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st_gerad_energia_elet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elet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st_gerad_energia_eletr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ral_geradora_eol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st_gerad_energia_eletr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drelet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strut_transpor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l_rodovia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strut_transpor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cao_ferrovia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strut_transpor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cao_metrovia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strut_transpor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cao_rodovia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strut_transpor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rminal_ferrovia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strut_transpor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rminal_hidrovia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strut_transpor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xo_aeroportua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strut_transpor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xo_portua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estrut_transpor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rut_apo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isolinha_hipsomet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va_batimet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isolinha_hipsometr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va_ni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localid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localid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d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loca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lomerado_rural_isol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localida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lomerado_rural_de_extensao_urb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localid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lomerado_ru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localida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obra_de_arte_vi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n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obra_de_arte_vi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obra_de_arte_via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sagem_elevada_viadu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p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ponto_hipsometr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o_cotado_batimetr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ponto_hipsometr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to_cotado_altimetr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po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e_sinalizaca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pto_geod_topo_contr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o_ref_geod_top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trecho_du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eria_bu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veget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loresta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veget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d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vegetac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g_restin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vege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rr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vegetaca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g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vegetaca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ores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vegetaca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mpina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vegetaca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atin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vegetaca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ejo_panta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vegetaca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mp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vegetaca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g_area_conta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vegetaca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g_natu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vegetaca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g_cultiv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via_deslo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cho_rodovia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via_deslocame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echo_arrua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er_via_deslocamen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al (trecho_rodoviario/trecho_arruament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jurisdi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jurisdi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ual/Distr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jurisdic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nicip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jurisdi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cio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jurisdica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priedade particul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jurisdica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local_equip_desenv_so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s Indíge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local_equip_desenv_so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as de População Ribeirin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local_equip_desenv_soc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ras Quilomb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local_equip_desenv_soc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local_equip_desenv_soc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rbano cent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local_equip_desenv_soc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rbana perifé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local_equip_desenv_soci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tras Comunidades tradicion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local_equip_desenv_soci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con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vena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cons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re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cons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cons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cons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dei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const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b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const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r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const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const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ão aplicá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const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tran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gu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tran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Ól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tran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ól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trans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f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trans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á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tran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ã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trans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né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trans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fluen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trans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g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trans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asol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trans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Álc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trans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uerose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transp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_trans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erial_predominan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erial_predominan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e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erial_predominan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eia f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erial_predominan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erial_predominan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erial_predominan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rgi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erial_predominan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erial_predominan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erial_predominant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ix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erial_predominan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rvas marinh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erial_predominan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d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erial_predominan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erial_predominant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ão aplicá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erial_predominant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is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aterial_predominan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odal_us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dovi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odal_us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rovi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odal_us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trovi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odal_us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odal_us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eroportu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odal_us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rovi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odal_us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rtu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odalid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ocomunic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odalid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oda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lefon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odalida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odalid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odalida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odalidad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ivel_atenca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ivel_atenca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cund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ivel_atenca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rci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r_linh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r_linh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r_linh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últip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nr_linh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posicao_rel_edif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sol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posicao_rel_edifi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jacente à edific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posicao_rel_edif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bre edific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posicao_rel_edifi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posicao_relati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fíc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posicao_relati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posicao_relati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er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posicao_relativ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mer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posicao_relativ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terrân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posicao_relativ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proc_ex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aniz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proc_ex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u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proc_extraca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proximidad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sol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proximidad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jace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proximidad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incide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proximida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qualid_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á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qualid_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 potá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qualid_ag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qualid_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ob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qualid_agu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de_referen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u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de_referen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nicip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de_referenci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cio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de_referenci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v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de_referenc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ferencial_alt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ferencial_alt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bitu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ferencial_alt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t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ferencial_alti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a referênc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ferencial_gr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sdam19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ferencial_gr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SN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ferencial_gra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ferencial_gra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ferencial_gra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GF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ferencial_grav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ferencial_grav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ão aplicá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g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g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anente com grande vari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g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or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g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mporário com leito permane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g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gim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vest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revestimento (leito natur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vestime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estimento primário (solt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vestimen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iment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vestimen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ei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vestiment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evestiment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ecao_ativ_e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ústrias extrativ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ecao_ativ_ec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ústrias de transform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ecao_ativ_ec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ru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ecao_ativ_ec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ecao_ativ_ec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e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rgét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e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onôm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e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astecimento de águ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e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eamento bás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eto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gla_u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stema_geodes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-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stema_geodes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RGAS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stema_geodes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GS-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stema_geodesi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órrego Aleg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stema_geodesi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tro Chu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stema_geodesic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tra referênc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stema_geodesic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D-69 (96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cos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ígu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cost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fast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em_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er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em_ag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mer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em_agu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bre e descob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em_agu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espa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errân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espac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perposta nivel 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espac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vel do so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espaci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perposta nivel 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espac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jace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espaci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perposta nivel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espaci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espaci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ão aplicá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espacia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fis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andon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truí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fis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 constru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fi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ej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fisi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ruí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fisic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ruída, mas em obr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fisic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fisic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ão aplicá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jurid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imit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jurid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lar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jurid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ologada ou demarc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jurid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ulariz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mar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mar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truí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mar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truído sem cha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mar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truído com chapa danific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mar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encontr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marc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visit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marc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ão construí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ituacao_mar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glom_rur_i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vo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glom_rur_i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úcl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glom_rur_is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tros aglomerados rurais isol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G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lter_antro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ixa de empréstim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lter_antro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r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lter_antro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ter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lter_antro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íduo de bota-fo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lter_antro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síduo sólido em g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lter_antro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lter_antro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lter_antro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Área de extração min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lter_antrop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lter_antro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ea de propriedade particul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Área habitacio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Área relacionada a du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 relacionada a edificação agropecuária ou extrativismo vegetal ou pes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 relacionada a edificação de comércio ou serviç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 relacionada a edificação de ensi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 relacionada a edificação de saú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Área relacionada a edificação industru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Área relacionada a edificação religio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rea relacionada a energia elet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Área relacionada a equipamentos de desenvolvimento so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Área relacionada a estação de medição de fenômen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Área relacionada ao extrativismo min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Área relacionada a instalação de abastecimento de águ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Área relacionada a instalação de comunica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Área relacionada a instalação de estrutura de transpor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Área relacionada a instalação de sanea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Área relacionada ao laz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Área relacionada a ruinas de valor histór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_umi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ac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_umi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eno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rea_umid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ssentamento_prec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tiç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ssentamento_prec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unto habitacional degrad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ssentamento_prec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ve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ssentamento_prec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teamento irregular da perife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ssentamento_prec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camb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ssentamento_precar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lafit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ssentamento_precari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ssoci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d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ssocia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traca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traca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is flutua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traca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pic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traca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lhe de atrac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traca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í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traca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olf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traca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esembarcadou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atraca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ban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v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ban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ítim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ban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cus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ban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dão areno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aminho_aere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lefér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aminho_aere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a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j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am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p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amp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pes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amp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ampo_qua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eb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ampo_quad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queteb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ampo_quad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eib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ampo_quad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ó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ampo_quad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pism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ampo_quad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liesporti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ampo_quad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ên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ampo_quadr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ampo_quadr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api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ital fed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api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ital estadu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emite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mató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emite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emite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emite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emite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úmulo isol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emiter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rizontal/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emiteri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emiteri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is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emiteri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ombusti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ombustiv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ombustiv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á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ombustiv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rv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ombustive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ombustive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is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ombustive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omplexo_aeroportuari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eródrom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omplexo_aeroportuari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ropor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omplexo_aeroportuari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lipor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omplexo_portuari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stalação portuá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omplexo_portuar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rto organiz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omplexo_portuari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onteu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um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onteu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du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onteu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ídu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onteud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urva_ni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t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urva_ni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curva_niv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ili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lim_f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r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lim_f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lim_f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e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lim_f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d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lim_fi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p_g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n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p_g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ixa d'águ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p_ge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ster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p_g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ósito de lix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p_ger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erro sanit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p_ge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erro control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p_ger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lp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p_ger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p_g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ostei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p_ger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pósito frigoríf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p_ger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servató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p_g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rracão indust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p_ger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mazé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p_ger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dep_gera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b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b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ta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b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al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b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ministrati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ba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bas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is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bas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e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inistrati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er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rminal de passagei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er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erminal de carg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er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rre de contro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e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ang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er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er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grop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ministr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grope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de operacional de fazen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grop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vi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grope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pi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grope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iro de plant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grope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veiro para aquicultu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grope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cil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grop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ur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grope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agrope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tro comer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cado públ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tro de conven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nca de jor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t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taura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ércio de car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rmác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n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ja de conveniênc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ja de materiais de construção e/ou ferrag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ja de móve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ja de roupas e/ou teci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ficina mecân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utros comérci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sto de combustí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us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ios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itan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permerc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nda de veícul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ministr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entro de exposi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comerc_serv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 serviç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energ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istr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energ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icin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energ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uranç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energ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ósi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energ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min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energ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energi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ád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ás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e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at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fiteat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paço de exibição de film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ntro cultu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taforma de pes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quiv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bliote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ntro de document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ir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cha acúst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servató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reto ou trib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quipamentos culturais divers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spaço de eventos e/ ou cultu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ale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ios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ministr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laz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metro_ferro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inistrati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metro_ferro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tação ferroviária de passagei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metro_ferro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stação metroviá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metro_ferrov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rminal ferroviário de carg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metro_ferrov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rminal ferroviário de passageiros e carg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metro_ferro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ficina de manuten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metro_ferrov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metro_ferrov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po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inistr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por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rminal de passagei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por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erminal de carg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por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mazé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por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stal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ique de estal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ampa transportado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rrei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minal de uso privativ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por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por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el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re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eli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eli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t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eli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eli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v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eli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squ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eli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nago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eli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rreiro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eli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pela mortuá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eli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inistr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eli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elig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rminal interestadu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o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minal urba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ada interestadu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o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sto de pedág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o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inistr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o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rag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o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ro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sane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al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sane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tamento de esg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sane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ina de reciclag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sane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cinerad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sane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ministr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sanea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sane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turi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uz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turi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átu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turi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ra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turi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u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turi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nte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turi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fari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turi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min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turi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cultu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turi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elis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turi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r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turi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ministr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turi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dif_turis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n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p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iç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nal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aníc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ar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níns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b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és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lu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ver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l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n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u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l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m_na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vad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lin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leva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mbarc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mbarcac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mbarcaca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purrador-bal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mbarcaca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barcação de pequeno por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mbarcaca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mbarcacao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ão aplicá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ntron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amento ou injunções simp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ntroncame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írculo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ntroncamen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v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ntroncamen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ót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ntroncamen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roncamento ferrovi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ntroncament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 tipos de entroncamento em ni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agrop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vô cent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agrop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inh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agrop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dor de grã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agrop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e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agrop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ad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agrop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mbad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agrope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agrope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co de Alimen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ragem Calçad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lsa Ver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ntro de Convivênc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tro P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ntro-d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sterna Subterrân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isterna de Polietile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sterna de Pla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zinha Comunitá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E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NA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NATE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staurante Popul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idade de acolhimento para crianças e adolescen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idade de acolhimento para crianças e adolescentes (casa de passage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idade de acolhimento para idos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dade de acolhimento para mulheres vitmas de violênc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idade de acolhimento para pessoas em situação de ru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quip_desenv_socia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st_ger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ól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st_ger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st_ger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é-motri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st_ger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relét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st_ge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melét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st_gera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st_ger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str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str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ércio e serviç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str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aliz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str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o se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str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rmi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str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gr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str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stru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stru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xposic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ch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xposi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ber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xposica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éu aber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xposica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xposica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xt_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ço para água subterrân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xt_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xt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rimp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xt_m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xt_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ço de petról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xt_m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ext_mi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fonte_d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ç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fonte_d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ço artesia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fonte_dag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ho dágu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fonte_dagu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fundeado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 limite defin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fundeadou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limite defin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fundeadour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hierarqu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nicip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hierarqui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stadu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hierarqu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ternacional secund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hierarqui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ternacional de referênc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hierarqui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ternacional princip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hierarqui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il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v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il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íti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il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cus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instal_mili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quartela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instal_mili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po de instruça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instal_mili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mpo de t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instal_mili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e aé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instal_mili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na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instal_mili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el de trânsi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instal_milit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legacia de <text:s/>serviço milit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instal_milit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uartel gen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instal_milita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sto de vigilânc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instal_milita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sto de policiamento urba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instal_milit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sto de policiamento rodovi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instal_milit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pitânia dos por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instal_milita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ase na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instal_milita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instal_milit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lavo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lavo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i-pere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lavou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u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lavour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localid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lomerado ru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localid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lomerado rural de extensão urb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loca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lomerado rural isol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localida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localid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d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localida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localida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úcleo Urba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localida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manguez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guez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manguez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uezal tipo apic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manguez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guezal tipo salg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manguez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massa_d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massa_dag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ea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massa_d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í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massa_dag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se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massa_dagu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dro abandon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massa_dagu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go/Lago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massa_dag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g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massa_dagu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resa/açu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massa_dagu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massa_dagu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b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u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b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fi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sio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to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st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eito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dução e/ou pesqui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guridade so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âmara municip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mbleia legislati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tarqu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legacia de policia civ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duc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ór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und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curado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creta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feitu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org_civi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assag_vi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ssagem elev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assag_vi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adu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aviment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fal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avimentac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ca de concre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avimen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dra regul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avimentaca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drilho de concre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avimentaca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lelepípe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avimentaca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dra irregul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avimentaca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avimentacao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ão aplicá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avimentaca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is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sta de Pou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is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sta de taxia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ist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lipo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ista_co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etism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ista_co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ociclism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ista_co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ism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ista_com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rida de caval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ista_co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cicro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ista_co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clism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ista_com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ocro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ista_comp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ista_comp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is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ista_com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latafor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ól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latafor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á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lataform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lataform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is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co_m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co_m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co_mi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co_min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ão aplicá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ó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êns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n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n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i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n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umin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s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name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e elét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s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naliz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s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s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sto_fis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ibut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sto_fis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scalização sanitá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sto_fis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sto de pesag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sto_fis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sto_fisc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is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osto_fis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ól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á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ã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nh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stru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lh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setic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lhage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dra (brit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ani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ármo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ux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nganê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l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Óleo dies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asol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Álc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uerose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b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rvão min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r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có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iama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dra precio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orrag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e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aibro/piçar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Ág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Águ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Água marin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Água min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exandr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metis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mia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rgi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ar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enton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lc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rvão vege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ul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horu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humb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itri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risoberi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ristal de ro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rom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iatom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olomi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sg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smeral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stanh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eldspa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osfa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ips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raf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ran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ít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ixo domiciliar e comer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ixo sépt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ixo tóx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gnes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iób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íqu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pa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ocha orname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al-ge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rras rar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itân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opáz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ó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ungstên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urf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urmal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rân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Vermicul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Zin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roduto_residu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ircôn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est_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matológica principal - C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est_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matológica auxiliar- 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est_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oclimatológica - A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est_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uviométrica - P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est_m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ólica - 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est_m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aporimétrica - 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est_m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arimétrica - S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est_m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dar metereológico - 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est_m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diossonda - 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est_m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uviométrica - F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est_m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egráfica - 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est_m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és terrestres-cros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est_m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tero-maregráf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est_m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rológ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est_me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ref_geod_to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értice de triangulação - V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ref_geod_to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erência de nível - R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ref_geod_top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ção gravimétrica - E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ref_geod_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ção de poligonal - E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ref_geod_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nto astronômico - 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ref_geod_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nto barométrico -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ref_geod_top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nto trigonométrico - R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ref_geod_top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nto de satélite - S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ref_geod_top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pto_ref_geod_top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quebra_mol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bram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quebra_mol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quebra_mol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pig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quebra_molh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que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choei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que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que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tar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qued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rec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ni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reci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ho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reci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recif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r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imétr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re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imétr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r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ialtimétr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r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vimétr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rep_diplomat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baix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rep_diploma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ul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saneamento_bas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astecimento de águ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saneamento_bas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nagem e manejo de águas pluvi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saneamento_bas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gotamento sanit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saneamento_basi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peza urbana e manejo de resíduos sóli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s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óia lumino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si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óia ce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si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óia de amarr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si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rol ou farole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si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ca far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si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nalização de marg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sin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sum_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idou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sum_v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tedou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erreno_expo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drego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erreno_expos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e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erreno_expost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lh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erreno_expost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r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erreno_expos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ib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erreno_expost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ansport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ssag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anspor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anspor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ansport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is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aves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u natu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aves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u construí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avess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te transportad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avess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avess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avessia_p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agem subterrân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avessia_p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ssare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avessia_p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ngue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avessia_p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ssarela em Área Úm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avessia_pe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echo_comun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al de T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echo_comun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echo_comun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lefôn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echo_comuni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echo_comuni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echo_drenag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o dágu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echo_drenag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uv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echo_du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echo_du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echo_d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reia transportado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echo_d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echo_du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le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echo_dut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echo_ferro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echo para bon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echo_ferro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cho para aeromó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echo_ferro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echo para tr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echo_ferro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echo para metr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recho_ferrov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u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ún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tu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agem subterrân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nid_prot_int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ção ecológica - ESE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nid_prot_int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que P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nid_prot_int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umento natural – M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nid_prot_int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a Biológica – REB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nid_prot_inte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fúgio da vida silvestre – RV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nid_proteg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e de conservação não SNU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nid_protegi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ade de proteção integ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nid_protegi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dade de uso sustentá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nid_protegi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dade de conserv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nid_protegi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ras unidades protegid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nid_uso_s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ea de Proteção Ambiental - A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nid_uso_s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Área de Relevante Interesse Ecológico – A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nid_uso_s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esta – F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nid_uso_s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a de Desenvolvimento sustentável – R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nid_uso_s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erva Extrativista – RES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nid_uso_s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rva de Fauna – REF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nid_uso_s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a Particular de Patrimônio Natural – RPP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so_ed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óprio nacio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so_edi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o da Uni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so_edi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o do municíp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so_edi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o da U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so_edif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uso_edif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eget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getação cultiv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egetac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es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ege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getação de mang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egetaca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fúgio ecológ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egetaca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pina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egetaca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rr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egetaca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getação de restin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egetaca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e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egetaca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getação de brejo ou pânta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egetaca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atin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egetaca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radou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dov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estr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gação entre pist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cho de entronca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id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ipo_vi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rafe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rafe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iód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rafe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mpor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rafe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unidade_vol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unidade_volu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ro cúb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unidade_volum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uso_pis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ticul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uso_pist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úbl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uso_pis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lit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uso_pis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úblico compartilhado com uso milit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uso_pist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uso_princip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rig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uso_princip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asteci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uso_prin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uso_princip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z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uso_princip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ssedentação ani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uso_princip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enag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uso_princip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sconhec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uso_princip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ão aplicá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uso_principa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dominios1.A1:dominios1.C1541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 LibreOffice_project/b0a288ab3d2d4774cb44b62f04d5d28733ac6df8</meta:generator>
    <dc:date>2020-04-22T13:41:47.869000000</dc:date>
    <meta:editing-duration>PT8M5S</meta:editing-duration>
    <meta:editing-cycles>5</meta:editing-cycles>
    <meta:document-statistic meta:table-count="1" meta:cell-count="4101" meta:object-count="0"/>
  </office:meta>
</office:document-meta>
</file>